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81.89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4.49pt"/>
    </style:style>
    <style:style style:name="co6" style:family="table-column">
      <style:table-column-properties fo:break-before="auto" style:column-width="35.01pt"/>
    </style:style>
    <style:style style:name="co7" style:family="table-column">
      <style:table-column-properties fo:break-before="auto" style:column-width="70.8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57.6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imals_plants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19" calcext:value-type="float">
            <text:p>21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0" calcext:value-type="float">
            <text:p>120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2" calcext:value-type="float">
            <text:p>120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9" calcext:value-type="float">
            <text:p>247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1" calcext:value-type="float">
            <text:p>178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4" calcext:value-type="float">
            <text:p>316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9" calcext:value-type="float">
            <text:p>213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4" calcext:value-type="float">
            <text:p>159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.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8" calcext:value-type="float">
            <text:p>127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6" calcext:value-type="float">
            <text:p>118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7" calcext:value-type="float">
            <text:p>150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7" calcext:value-type="float">
            <text:p>271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73" calcext:value-type="float">
            <text:p>352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8" calcext:value-type="float">
            <text:p>117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5" calcext:value-type="float">
            <text:p>272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5" calcext:value-type="float">
            <text:p>217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5" calcext:value-type="float">
            <text:p>98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7" calcext:value-type="float">
            <text:p>151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8" calcext:value-type="float">
            <text:p>28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0" calcext:value-type="float">
            <text:p>324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4" calcext:value-type="float">
            <text:p>458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5" calcext:value-type="float">
            <text:p>292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8" calcext:value-type="float">
            <text:p>271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2" calcext:value-type="float">
            <text:p>262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7" calcext:value-type="float">
            <text:p>213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44" calcext:value-type="float">
            <text:p>349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ent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terial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49" calcext:value-type="float">
            <text:p>376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9" calcext:value-type="float">
            <text:p>312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ar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9" calcext:value-type="float">
            <text:p>41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5" calcext:value-type="float">
            <text:p>120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4" calcext:value-type="float">
            <text:p>120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4" calcext:value-type="float">
            <text:p>281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28" calcext:value-type="float">
            <text:p>695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81" calcext:value-type="float">
            <text:p>428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8" calcext:value-type="float">
            <text:p>31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2" calcext:value-type="float">
            <text:p>179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8" calcext:value-type="float">
            <text:p>223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a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0" calcext:value-type="float">
            <text:p>278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0" calcext:value-type="float">
            <text:p>589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8" calcext:value-type="float">
            <text:p>582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7" calcext:value-type="float">
            <text:p>389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9" calcext:value-type="float">
            <text:p>299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7" calcext:value-type="float">
            <text:p>241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2" calcext:value-type="float">
            <text:p>17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3" calcext:value-type="float">
            <text:p>127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1" calcext:value-type="float">
            <text:p>388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7" calcext:value-type="float">
            <text:p>296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0" calcext:value-type="float">
            <text:p>349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38" calcext:value-type="float">
            <text:p>351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66" calcext:value-type="float">
            <text:p>388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36" calcext:value-type="float">
            <text:p>482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0" calcext:value-type="float">
            <text:p>522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29" calcext:value-type="float">
            <text:p>528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52" calcext:value-type="float">
            <text:p>581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3" calcext:value-type="float">
            <text:p>708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8" calcext:value-type="float">
            <text:p>263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1" calcext:value-type="float">
            <text:p>270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5" calcext:value-type="float">
            <text:p>175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0" calcext:value-type="float">
            <text:p>251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o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rse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4" calcext:value-type="float">
            <text:p>133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7" calcext:value-type="float">
            <text:p>168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m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4" calcext:value-type="float">
            <text:p>275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9" calcext:value-type="float">
            <text:p>29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pelic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5" calcext:value-type="float">
            <text:p>298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4" calcext:value-type="float">
            <text:p>317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78" calcext:value-type="float">
            <text:p>342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7" calcext:value-type="float">
            <text:p>56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99" calcext:value-type="float">
            <text:p>363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95" calcext:value-type="float">
            <text:p>423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7" calcext:value-type="float">
            <text:p>442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61" calcext:value-type="float">
            <text:p>487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89" calcext:value-type="float">
            <text:p>520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3" calcext:value-type="float">
            <text:p>544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50" calcext:value-type="float">
            <text:p>563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6" calcext:value-type="float">
            <text:p>239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alc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9" calcext:value-type="float">
            <text:p>213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5" calcext:value-type="float">
            <text:p>204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6" calcext:value-type="float">
            <text:p>109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o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4" calcext:value-type="float">
            <text:p>20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3" calcext:value-type="float">
            <text:p>390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6" calcext:value-type="float">
            <text:p>388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9" calcext:value-type="float">
            <text:p>32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2" calcext:value-type="float">
            <text:p>313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5" calcext:value-type="float">
            <text:p>246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7" calcext:value-type="float">
            <text:p>239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41" calcext:value-type="float">
            <text:p>406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64" calcext:value-type="float">
            <text:p>399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7" calcext:value-type="float">
            <text:p>206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81" calcext:value-type="float">
            <text:p>446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96" calcext:value-type="float">
            <text:p>473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09" calcext:value-type="float">
            <text:p>48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07" calcext:value-type="float">
            <text:p>518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1" calcext:value-type="float">
            <text:p>522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ck tower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06" calcext:value-type="float">
            <text:p>522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0" calcext:value-type="float">
            <text:p>528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1" calcext:value-type="float">
            <text:p>528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8" calcext:value-type="float">
            <text:p>563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53" calcext:value-type="float">
            <text:p>563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36" calcext:value-type="float">
            <text:p>585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68" calcext:value-type="float">
            <text:p>712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68" calcext:value-type="float">
            <text:p>748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74" calcext:value-type="float">
            <text:p>751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6" calcext:value-type="float">
            <text:p>213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5" calcext:value-type="float">
            <text:p>689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0" calcext:value-type="float">
            <text:p>198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joc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6" calcext:value-type="float">
            <text:p>175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2" calcext:value-type="float">
            <text:p>174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2" calcext:value-type="float">
            <text:p>138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6" calcext:value-type="float">
            <text:p>112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6" calcext:value-type="float">
            <text:p>11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7" calcext:value-type="float">
            <text:p>415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88" calcext:value-type="float">
            <text:p>389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38" calcext:value-type="float">
            <text:p>370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0" calcext:value-type="float">
            <text:p>365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ar bea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69" calcext:value-type="float">
            <text:p>365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8" calcext:value-type="float">
            <text:p>364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3" calcext:value-type="float">
            <text:p>326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7" calcext:value-type="float">
            <text:p>326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1" calcext:value-type="float">
            <text:p>324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40" calcext:value-type="float">
            <text:p>417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6" calcext:value-type="float">
            <text:p>289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7" calcext:value-type="float">
            <text:p>294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0" calcext:value-type="float">
            <text:p>508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45" calcext:value-type="float">
            <text:p>438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2" calcext:value-type="float">
            <text:p>689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46" calcext:value-type="float">
            <text:p>866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21" calcext:value-type="float">
            <text:p>826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76" calcext:value-type="float">
            <text:p>726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5" calcext:value-type="float">
            <text:p>723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9" calcext:value-type="float">
            <text:p>708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5" calcext:value-type="float">
            <text:p>707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1" calcext:value-type="float">
            <text:p>686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33" calcext:value-type="float">
            <text:p>585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uinea pi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34" calcext:value-type="float">
            <text:p>544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9" calcext:value-type="float">
            <text:p>261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36" calcext:value-type="float">
            <text:p>494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06" calcext:value-type="float">
            <text:p>473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02" calcext:value-type="float">
            <text:p>441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6" calcext:value-type="float">
            <text:p>27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0" calcext:value-type="float">
            <text:p>424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7" calcext:value-type="float">
            <text:p>143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2" calcext:value-type="float">
            <text:p>124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repro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5" calcext:value-type="float">
            <text:p>151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75" calcext:value-type="float">
            <text:p>349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9" calcext:value-type="float">
            <text:p>217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7" calcext:value-type="float">
            <text:p>253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2" calcext:value-type="float">
            <text:p>173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7" calcext:value-type="float">
            <text:p>252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5" calcext:value-type="float">
            <text:p>251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gret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2" calcext:value-type="float">
            <text:p>227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fo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6" calcext:value-type="float">
            <text:p>220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5" calcext:value-type="float">
            <text:p>24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8" calcext:value-type="float">
            <text:p>213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4" calcext:value-type="float">
            <text:p>175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8" calcext:value-type="float">
            <text:p>209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1" calcext:value-type="float">
            <text:p>204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2" calcext:value-type="float">
            <text:p>174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2" calcext:value-type="float">
            <text:p>389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0" calcext:value-type="float">
            <text:p>399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7" calcext:value-type="float">
            <text:p>419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96" calcext:value-type="float">
            <text:p>413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23" calcext:value-type="float">
            <text:p>437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62" calcext:value-type="float">
            <text:p>457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98" calcext:value-type="float">
            <text:p>366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33" calcext:value-type="float">
            <text:p>477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ero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21" calcext:value-type="float">
            <text:p>389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9" calcext:value-type="float">
            <text:p>331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7" calcext:value-type="float">
            <text:p>351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53" calcext:value-type="float">
            <text:p>349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0" calcext:value-type="float">
            <text:p>334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37" calcext:value-type="float">
            <text:p>486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8" calcext:value-type="float">
            <text:p>33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1" calcext:value-type="float">
            <text:p>330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6" calcext:value-type="float">
            <text:p>327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2" calcext:value-type="float">
            <text:p>325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anana 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27" calcext:value-type="float">
            <text:p>486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3" calcext:value-type="float">
            <text:p>544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96" calcext:value-type="float">
            <text:p>49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8" calcext:value-type="float">
            <text:p>707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7" calcext:value-type="float">
            <text:p>325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anana 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91" calcext:value-type="float">
            <text:p>752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mputer mous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88" calcext:value-type="float">
            <text:p>752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0" calcext:value-type="float">
            <text:p>750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9" calcext:value-type="float">
            <text:p>750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8" calcext:value-type="float">
            <text:p>743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28" calcext:value-type="float">
            <text:p>726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6" calcext:value-type="float">
            <text:p>723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7" calcext:value-type="float">
            <text:p>718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4" calcext:value-type="float">
            <text:p>707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3" calcext:value-type="float">
            <text:p>707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16" calcext:value-type="float">
            <text:p>704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1" calcext:value-type="float">
            <text:p>691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89" calcext:value-type="float">
            <text:p>670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0" calcext:value-type="float">
            <text:p>544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59" calcext:value-type="float">
            <text:p>544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4" calcext:value-type="float">
            <text:p>54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74" calcext:value-type="float">
            <text:p>53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90" calcext:value-type="float">
            <text:p>5269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89" calcext:value-type="float">
            <text:p>526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4" calcext:value-type="float">
            <text:p>515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3" calcext:value-type="float">
            <text:p>718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4" calcext:value-type="float">
            <text:p>317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9" calcext:value-type="float">
            <text:p>320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4" calcext:value-type="float">
            <text:p>128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strip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7" calcext:value-type="float">
            <text:p>12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6" calcext:value-type="float">
            <text:p>122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2" calcext:value-type="float">
            <text:p>10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2" calcext:value-type="float">
            <text:p>29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8" calcext:value-type="float">
            <text:p>16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4" calcext:value-type="float">
            <text:p>277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2" calcext:value-type="float">
            <text:p>272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3" calcext:value-type="float">
            <text:p>270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4" calcext:value-type="float">
            <text:p>266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7" calcext:value-type="float">
            <text:p>254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8" calcext:value-type="float">
            <text:p>253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9" calcext:value-type="float">
            <text:p>224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7" calcext:value-type="float">
            <text:p>224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9" calcext:value-type="float">
            <text:p>292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7" calcext:value-type="float">
            <text:p>217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7" calcext:value-type="float">
            <text:p>188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8" calcext:value-type="float">
            <text:p>174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arrangem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1" calcext:value-type="float">
            <text:p>29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ater buffa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8" calcext:value-type="float">
            <text:p>206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00" calcext:value-type="float">
            <text:p>477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96" calcext:value-type="float">
            <text:p>44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77" calcext:value-type="float">
            <text:p>449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17" calcext:value-type="float">
            <text:p>455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63" calcext:value-type="float">
            <text:p>457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73" calcext:value-type="float">
            <text:p>457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57" calcext:value-type="float">
            <text:p>460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71" calcext:value-type="float">
            <text:p>469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tul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1" calcext:value-type="float">
            <text:p>471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26" calcext:value-type="float">
            <text:p>475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20" calcext:value-type="float">
            <text:p>480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24" calcext:value-type="float">
            <text:p>478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07" calcext:value-type="float">
            <text:p>482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49" calcext:value-type="float">
            <text:p>49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79" calcext:value-type="float">
            <text:p>498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2" calcext:value-type="float">
            <text:p>506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94" calcext:value-type="float">
            <text:p>514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48" calcext:value-type="float">
            <text:p>51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98" calcext:value-type="float">
            <text:p>526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99" calcext:value-type="float">
            <text:p>526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8" calcext:value-type="float">
            <text:p>442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9" calcext:value-type="float">
            <text:p>527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54" calcext:value-type="float">
            <text:p>498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6" calcext:value-type="float">
            <text:p>40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34" calcext:value-type="float">
            <text:p>394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70" calcext:value-type="float">
            <text:p>531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1" calcext:value-type="float">
            <text:p>365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ar 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73" calcext:value-type="float">
            <text:p>365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3" calcext:value-type="float">
            <text:p>376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pain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99" calcext:value-type="float">
            <text:p>377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40" calcext:value-type="float">
            <text:p>380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2" calcext:value-type="float">
            <text:p>388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27" calcext:value-type="float">
            <text:p>394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gret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47" calcext:value-type="float">
            <text:p>399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8" calcext:value-type="float">
            <text:p>405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ldebeest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61" calcext:value-type="float">
            <text:p>405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48" calcext:value-type="float">
            <text:p>408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19" calcext:value-type="float">
            <text:p>416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43" calcext:value-type="float">
            <text:p>418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89" calcext:value-type="float">
            <text:p>423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18" calcext:value-type="float">
            <text:p>431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98" calcext:value-type="float">
            <text:p>527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22" calcext:value-type="float">
            <text:p>709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71" calcext:value-type="float">
            <text:p>531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0" calcext:value-type="float">
            <text:p>825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1" calcext:value-type="float">
            <text:p>710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8" calcext:value-type="float">
            <text:p>718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4" calcext:value-type="float">
            <text:p>718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ar 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7" calcext:value-type="float">
            <text:p>723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5" calcext:value-type="float">
            <text:p>738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6" calcext:value-type="float">
            <text:p>743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14" calcext:value-type="float">
            <text:p>749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13" calcext:value-type="float">
            <text:p>767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7" calcext:value-type="float">
            <text:p>789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49" calcext:value-type="float">
            <text:p>82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5" calcext:value-type="float">
            <text:p>825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97" calcext:value-type="float">
            <text:p>532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6" calcext:value-type="float">
            <text:p>82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1" calcext:value-type="float">
            <text:p>825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2" calcext:value-type="float">
            <text:p>825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7" calcext:value-type="float">
            <text:p>825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85" calcext:value-type="float">
            <text:p>828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86" calcext:value-type="float">
            <text:p>828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4" calcext:value-type="float">
            <text:p>828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5" calcext:value-type="float">
            <text:p>828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99" calcext:value-type="float">
            <text:p>854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r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9" calcext:value-type="float">
            <text:p>351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ose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37" calcext:value-type="float">
            <text:p>710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43" calcext:value-type="float">
            <text:p>708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kydiv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8" calcext:value-type="float">
            <text:p>707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7" calcext:value-type="float">
            <text:p>707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1" calcext:value-type="float">
            <text:p>544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89" calcext:value-type="float">
            <text:p>544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19" calcext:value-type="float">
            <text:p>55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2" calcext:value-type="float">
            <text:p>560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83" calcext:value-type="float">
            <text:p>564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61" calcext:value-type="float">
            <text:p>575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53" calcext:value-type="float">
            <text:p>577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57" calcext:value-type="float">
            <text:p>589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92" calcext:value-type="float">
            <text:p>589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17" calcext:value-type="float">
            <text:p>68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hetl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0" calcext:value-type="float">
            <text:p>686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mst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92" calcext:value-type="float">
            <text:p>686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93" calcext:value-type="float">
            <text:p>686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ro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2" calcext:value-type="float">
            <text:p>691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9" calcext:value-type="float">
            <text:p>360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0" calcext:value-type="float">
            <text:p>168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8" calcext:value-type="float">
            <text:p>17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9" calcext:value-type="float">
            <text:p>171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4" calcext:value-type="float">
            <text:p>173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4" calcext:value-type="float">
            <text:p>173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8" calcext:value-type="float">
            <text:p>175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8" calcext:value-type="float">
            <text:p>178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billy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billy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5" calcext:value-type="float">
            <text:p>178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4" calcext:value-type="float">
            <text:p>190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8" calcext:value-type="float">
            <text:p>98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lush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6" calcext:value-type="float">
            <text:p>98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1" calcext:value-type="float">
            <text:p>183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7" calcext:value-type="float">
            <text:p>204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5" calcext:value-type="float">
            <text:p>300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9" calcext:value-type="float">
            <text:p>281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7" calcext:value-type="float">
            <text:p>287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4" calcext:value-type="float">
            <text:p>287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6" calcext:value-type="float">
            <text:p>287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4" calcext:value-type="float">
            <text:p>292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6" calcext:value-type="float">
            <text:p>292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boy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7" calcext:value-type="float">
            <text:p>293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8" calcext:value-type="float">
            <text:p>293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longhor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8" calcext:value-type="float">
            <text:p>276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0" calcext:value-type="float">
            <text:p>317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4" calcext:value-type="float">
            <text:p>32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5" calcext:value-type="float">
            <text:p>328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7" calcext:value-type="float">
            <text:p>330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eindeer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4" calcext:value-type="float">
            <text:p>330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8" calcext:value-type="float">
            <text:p>330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4" calcext:value-type="float">
            <text:p>330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acock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8" calcext:value-type="float">
            <text:p>280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6" calcext:value-type="float">
            <text:p>321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7" calcext:value-type="float">
            <text:p>2763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6" calcext:value-type="float">
            <text:p>214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7" calcext:value-type="float">
            <text:p>217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4" calcext:value-type="float">
            <text:p>273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9" calcext:value-type="float">
            <text:p>223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4" calcext:value-type="float">
            <text:p>244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7" calcext:value-type="float">
            <text:p>244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ox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7" calcext:value-type="float">
            <text:p>237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9" calcext:value-type="float">
            <text:p>252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8" calcext:value-type="float">
            <text:p>254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3" calcext:value-type="float">
            <text:p>273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9" calcext:value-type="float">
            <text:p>25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" calcext:value-type="float">
            <text:p>263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9" calcext:value-type="float">
            <text:p>271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9" calcext:value-type="float">
            <text:p>266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2" calcext:value-type="float">
            <text:p>267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3" calcext:value-type="float">
            <text:p>254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6" calcext:value-type="float">
            <text:p>545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1" calcext:value-type="float">
            <text:p>544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2" calcext:value-type="float">
            <text:p>544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3" calcext:value-type="float">
            <text:p>544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4" calcext:value-type="float">
            <text:p>545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5" calcext:value-type="float">
            <text:p>545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39" calcext:value-type="float">
            <text:p>545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8" calcext:value-type="float">
            <text:p>545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9" calcext:value-type="float">
            <text:p>545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2" calcext:value-type="float">
            <text:p>548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ee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0" calcext:value-type="float">
            <text:p>551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8" calcext:value-type="float">
            <text:p>544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78" calcext:value-type="float">
            <text:p>548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80" calcext:value-type="float">
            <text:p>548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9" calcext:value-type="float">
            <text:p>544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39" calcext:value-type="float">
            <text:p>542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7" calcext:value-type="float">
            <text:p>544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6" calcext:value-type="float">
            <text:p>542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17" calcext:value-type="float">
            <text:p>552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7" calcext:value-type="float">
            <text:p>541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85" calcext:value-type="float">
            <text:p>541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05" calcext:value-type="float">
            <text:p>542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7" calcext:value-type="float">
            <text:p>544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5" calcext:value-type="float">
            <text:p>544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19" calcext:value-type="float">
            <text:p>544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0" calcext:value-type="float">
            <text:p>544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7" calcext:value-type="float">
            <text:p>544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8" calcext:value-type="float">
            <text:p>544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49" calcext:value-type="float">
            <text:p>544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96" calcext:value-type="float">
            <text:p>579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91" calcext:value-type="float">
            <text:p>582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51" calcext:value-type="float">
            <text:p>579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52" calcext:value-type="float">
            <text:p>579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74" calcext:value-type="float">
            <text:p>579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18" calcext:value-type="float">
            <text:p>5811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79" calcext:value-type="float">
            <text:p>582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80" calcext:value-type="float">
            <text:p>582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02" calcext:value-type="float">
            <text:p>5830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62" calcext:value-type="float">
            <text:p>577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13" calcext:value-type="float">
            <text:p>58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32" calcext:value-type="float">
            <text:p>584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69" calcext:value-type="float">
            <text:p>587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2" calcext:value-type="float">
            <text:p>589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3" calcext:value-type="float">
            <text:p>589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4" calcext:value-type="float">
            <text:p>541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31" calcext:value-type="float">
            <text:p>579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ul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68" calcext:value-type="float">
            <text:p>57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11" calcext:value-type="float">
            <text:p>553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1" calcext:value-type="float">
            <text:p>563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hoo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13" calcext:value-type="float">
            <text:p>55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figur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16" calcext:value-type="float">
            <text:p>553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30" calcext:value-type="float">
            <text:p>553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28" calcext:value-type="float">
            <text:p>5582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04" calcext:value-type="float">
            <text:p>560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9" calcext:value-type="float">
            <text:p>563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62" calcext:value-type="float">
            <text:p>575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grassho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86" calcext:value-type="float">
            <text:p>564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81" calcext:value-type="float">
            <text:p>565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0" calcext:value-type="float">
            <text:p>570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74" calcext:value-type="float">
            <text:p>572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dd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56" calcext:value-type="float">
            <text:p>57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u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62" calcext:value-type="float">
            <text:p>47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6" calcext:value-type="float">
            <text:p>541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10" calcext:value-type="float">
            <text:p>482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61" calcext:value-type="float">
            <text:p>478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59" calcext:value-type="float">
            <text:p>589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91" calcext:value-type="float">
            <text:p>478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22" calcext:value-type="float">
            <text:p>479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08" calcext:value-type="float">
            <text:p>481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09" calcext:value-type="float">
            <text:p>482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52" calcext:value-type="float">
            <text:p>482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8" calcext:value-type="float">
            <text:p>4755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29" calcext:value-type="float">
            <text:p>4852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78" calcext:value-type="float">
            <text:p>48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47" calcext:value-type="float">
            <text:p>493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74" calcext:value-type="float">
            <text:p>495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p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78" calcext:value-type="float">
            <text:p>496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73" calcext:value-type="float">
            <text:p>502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ap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85" calcext:value-type="float">
            <text:p>47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8" calcext:value-type="float">
            <text:p>475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5" calcext:value-type="float">
            <text:p>541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3" calcext:value-type="float">
            <text:p>471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9" calcext:value-type="float">
            <text:p>458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cact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59" calcext:value-type="float">
            <text:p>461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48" calcext:value-type="float">
            <text:p>462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17" calcext:value-type="float">
            <text:p>467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lic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97" calcext:value-type="float">
            <text:p>468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4" calcext:value-type="float">
            <text:p>471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6" calcext:value-type="float">
            <text:p>475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5" calcext:value-type="float">
            <text:p>471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66" calcext:value-type="float">
            <text:p>4716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77" calcext:value-type="float">
            <text:p>473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78" calcext:value-type="float">
            <text:p>473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broa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79" calcext:value-type="float">
            <text:p>4737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05" calcext:value-type="float">
            <text:p>475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88" calcext:value-type="float">
            <text:p>5028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44" calcext:value-type="float">
            <text:p>503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05" calcext:value-type="float">
            <text:p>528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00" calcext:value-type="float">
            <text:p>527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10" calcext:value-type="float">
            <text:p>527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20" calcext:value-type="float">
            <text:p>527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21" calcext:value-type="float">
            <text:p>527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infla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22" calcext:value-type="float">
            <text:p>527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2" calcext:value-type="float">
            <text:p>528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na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69" calcext:value-type="float">
            <text:p>506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61" calcext:value-type="float">
            <text:p>536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95" calcext:value-type="float">
            <text:p>539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buzz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2" calcext:value-type="float">
            <text:p>541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ard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80" calcext:value-type="float">
            <text:p>520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32" calcext:value-type="float">
            <text:p>520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65" calcext:value-type="float">
            <text:p>517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57" calcext:value-type="float">
            <text:p>516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5" calcext:value-type="float">
            <text:p>515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99" calcext:value-type="float">
            <text:p>512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98" calcext:value-type="float">
            <text:p>509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6" calcext:value-type="float">
            <text:p>508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4" calcext:value-type="float">
            <text:p>508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4" calcext:value-type="float">
            <text:p>508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5" calcext:value-type="float">
            <text:p>50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ull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0" calcext:value-type="float">
            <text:p>5068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7" calcext:value-type="float">
            <text:p>506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6" calcext:value-type="float">
            <text:p>506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ull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5" calcext:value-type="float">
            <text:p>506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0" calcext:value-type="float">
            <text:p>506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ull 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8" calcext:value-type="float">
            <text:p>58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78" calcext:value-type="float">
            <text:p>723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78" calcext:value-type="float">
            <text:p>5927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9" calcext:value-type="float">
            <text:p>789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9" calcext:value-type="float">
            <text:p>760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1" calcext:value-type="float">
            <text:p>760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3" calcext:value-type="float">
            <text:p>763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72" calcext:value-type="float">
            <text:p>767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8" calcext:value-type="float">
            <text:p>789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2" calcext:value-type="float">
            <text:p>789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7" calcext:value-type="float">
            <text:p>789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9" calcext:value-type="float">
            <text:p>7895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40" calcext:value-type="float">
            <text:p>792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cehors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7" calcext:value-type="float">
            <text:p>79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19" calcext:value-type="float">
            <text:p>793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20" calcext:value-type="float">
            <text:p>793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8" calcext:value-type="float">
            <text:p>760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14" calcext:value-type="float">
            <text:p>759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6" calcext:value-type="float">
            <text:p>744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3" calcext:value-type="float">
            <text:p>750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0" calcext:value-type="float">
            <text:p>7443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4" calcext:value-type="float">
            <text:p>744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73" calcext:value-type="float">
            <text:p>748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1" calcext:value-type="float">
            <text:p>749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4" calcext:value-type="float">
            <text:p>7492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1" calcext:value-type="float">
            <text:p>7501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4" calcext:value-type="float">
            <text:p>750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0" calcext:value-type="float">
            <text:p>758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48" calcext:value-type="float">
            <text:p>7554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49" calcext:value-type="float">
            <text:p>75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53" calcext:value-type="float">
            <text:p>7555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54" calcext:value-type="float">
            <text:p>7555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7" calcext:value-type="float">
            <text:p>757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39" calcext:value-type="float">
            <text:p>8113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40" calcext:value-type="float">
            <text:p>8114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2" calcext:value-type="float">
            <text:p>813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0" calcext:value-type="float">
            <text:p>859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7" calcext:value-type="float">
            <text:p>846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8" calcext:value-type="float">
            <text:p>846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70" calcext:value-type="float">
            <text:p>8467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73" calcext:value-type="float">
            <text:p>8467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69" calcext:value-type="float">
            <text:p>850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56" calcext:value-type="float">
            <text:p>855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araff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2" calcext:value-type="float">
            <text:p>859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05" calcext:value-type="float">
            <text:p>823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4" calcext:value-type="float">
            <text:p>859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81" calcext:value-type="float">
            <text:p>861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67" calcext:value-type="float">
            <text:p>865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72" calcext:value-type="float">
            <text:p>865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76" calcext:value-type="float">
            <text:p>865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5" calcext:value-type="float">
            <text:p>458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actu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5" calcext:value-type="float">
            <text:p>8466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56" calcext:value-type="float">
            <text:p>842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63" calcext:value-type="float">
            <text:p>837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44" calcext:value-type="float">
            <text:p>834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26" calcext:value-type="float">
            <text:p>829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shetlan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1" calcext:value-type="float">
            <text:p>828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ork</text:p>
          </table:table-cell>
          <table:table-cell office:value-type="string" calcext:value-type="string">
            <text:p>seagu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67" calcext:value-type="float">
            <text:p>8276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03" calcext:value-type="float">
            <text:p>827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dalmati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5" calcext:value-type="float">
            <text:p>826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1" calcext:value-type="float">
            <text:p>826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0" calcext:value-type="float">
            <text:p>826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47" calcext:value-type="float">
            <text:p>826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44" calcext:value-type="float">
            <text:p>8264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22" calcext:value-type="float">
            <text:p>826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74" calcext:value-type="float">
            <text:p>8257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8" calcext:value-type="float">
            <text:p>82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7" calcext:value-type="float">
            <text:p>825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7" calcext:value-type="float">
            <text:p>7442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ucan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63" calcext:value-type="float">
            <text:p>743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36" calcext:value-type="float">
            <text:p>6703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9" calcext:value-type="float">
            <text:p>707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68" calcext:value-type="float">
            <text:p>695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mputer mous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60" calcext:value-type="float">
            <text:p>699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76" calcext:value-type="float">
            <text:p>701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lack 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9" calcext:value-type="float">
            <text:p>707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 f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2" calcext:value-type="float">
            <text:p>707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4" calcext:value-type="float">
            <text:p>707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ish f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21" calcext:value-type="float">
            <text:p>707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sh f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4" calcext:value-type="float">
            <text:p>6929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1" calcext:value-type="float">
            <text:p>707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8" calcext:value-type="float">
            <text:p>707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41" calcext:value-type="float">
            <text:p>7074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75" calcext:value-type="float">
            <text:p>7077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2" calcext:value-type="float">
            <text:p>7104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6" calcext:value-type="float">
            <text:p>7104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6" calcext:value-type="float">
            <text:p>6929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ove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93" calcext:value-type="float">
            <text:p>6929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21" calcext:value-type="float">
            <text:p>743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5" calcext:value-type="float">
            <text:p>686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95" calcext:value-type="float">
            <text:p>670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bi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76" calcext:value-type="float">
            <text:p>6757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r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77" calcext:value-type="float">
            <text:p>675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pr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43" calcext:value-type="float">
            <text:p>6814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52" calcext:value-type="float">
            <text:p>6855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4" calcext:value-type="float">
            <text:p>6868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6" calcext:value-type="float">
            <text:p>686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gerbi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61" calcext:value-type="float">
            <text:p>690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01" calcext:value-type="float">
            <text:p>687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aby bi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1" calcext:value-type="float">
            <text:p>689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5" calcext:value-type="float">
            <text:p>689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4" calcext:value-type="float">
            <text:p>6893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 dog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8" calcext:value-type="float">
            <text:p>6893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0" calcext:value-type="float">
            <text:p>710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7" calcext:value-type="float">
            <text:p>7105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2" calcext:value-type="float">
            <text:p>7111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1" calcext:value-type="float">
            <text:p>7383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un 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61" calcext:value-type="float">
            <text:p>73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98" calcext:value-type="float">
            <text:p>735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utt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utt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1" calcext:value-type="float">
            <text:p>736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3" calcext:value-type="float">
            <text:p>736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09" calcext:value-type="float">
            <text:p>736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6" calcext:value-type="float">
            <text:p>738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3" calcext:value-type="float">
            <text:p>711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99" calcext:value-type="float">
            <text:p>738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0" calcext:value-type="float">
            <text:p>739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8" calcext:value-type="float">
            <text:p>7390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ippo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61" calcext:value-type="float">
            <text:p>7426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7" calcext:value-type="float">
            <text:p>74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19" calcext:value-type="float">
            <text:p>743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91" calcext:value-type="float">
            <text:p>7289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1" calcext:value-type="float">
            <text:p>7280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21" calcext:value-type="float">
            <text:p>727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9" calcext:value-type="float">
            <text:p>7271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26" calcext:value-type="float">
            <text:p>7242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60" calcext:value-type="float">
            <text:p>722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56" calcext:value-type="float">
            <text:p>7225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5" calcext:value-type="float">
            <text:p>7181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0" calcext:value-type="float">
            <text:p>718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9" calcext:value-type="float">
            <text:p>7180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bear 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5" calcext:value-type="float">
            <text:p>7180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21" calcext:value-type="float">
            <text:p>7142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7" calcext:value-type="float">
            <text:p>7128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2" calcext:value-type="float">
            <text:p>712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1" calcext:value-type="float">
            <text:p>712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7" calcext:value-type="float">
            <text:p>712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4" calcext:value-type="float">
            <text:p>7111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06" calcext:value-type="float">
            <text:p>4580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3" calcext:value-type="float">
            <text:p>7442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68" calcext:value-type="float">
            <text:p>4546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7" calcext:value-type="float">
            <text:p>1754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tem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1" calcext:value-type="float">
            <text:p>174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1" calcext:value-type="float">
            <text:p>1748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3" calcext:value-type="float">
            <text:p>1748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6" calcext:value-type="float">
            <text:p>1748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2" calcext:value-type="float">
            <text:p>1752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9" calcext:value-type="float">
            <text:p>175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9" calcext:value-type="float">
            <text:p>1766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4" calcext:value-type="float">
            <text:p>1770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3" calcext:value-type="float">
            <text:p>1786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amb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5" calcext:value-type="float">
            <text:p>1815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3" calcext:value-type="float">
            <text:p>1730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9" calcext:value-type="float">
            <text:p>172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5" calcext:value-type="float">
            <text:p>1863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4" calcext:value-type="float">
            <text:p>1386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oats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5" calcext:value-type="float">
            <text:p>1574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vul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2" calcext:value-type="float">
            <text:p>1617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7" calcext:value-type="float">
            <text:p>1667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obcat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brid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7" calcext:value-type="float">
            <text:p>1870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moo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5" calcext:value-type="float">
            <text:p>24485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rk ch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7" calcext:value-type="float">
            <text:p>22317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decor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9" calcext:value-type="float">
            <text:p>2248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7:42:57.91890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43:13.712565260</dc:date>
    <meta:editing-duration>PT20M25S</meta:editing-duration>
    <meta:editing-cycles>6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